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contingencies">
        <table:table-column/>
        <table:table-column/>
        <table:table-column/>
        <table:table-row>
          <table:table-cell/>
          <table:table-cell/>
          <table:table-cell/>
        </table:table-row>
        <table:table-row>
          <table:table-cell office:value="1.0" office:value-type="float"/>
          <table:table-cell office:value="1.0" office:value-type="float"/>
          <table:table-cell office:value="2.0" office:value-type="float"/>
        </table:table-row>
        <table:table-row>
          <table:table-cell office:value="2.0" office:value-type="float"/>
          <table:table-cell office:value="1.0" office:value-type="float"/>
          <table:table-cell office:value="39.0" office:value-type="float"/>
        </table:table-row>
        <table:table-row>
          <table:table-cell office:value="3.0" office:value-type="float"/>
          <table:table-cell office:value="2.0" office:value-type="float"/>
          <table:table-cell office:value="3.0" office:value-type="float"/>
        </table:table-row>
        <table:table-row>
          <table:table-cell office:value="4.0" office:value-type="float"/>
          <table:table-cell office:value="2.0" office:value-type="float"/>
          <table:table-cell office:value="25.0" office:value-type="float"/>
        </table:table-row>
        <table:table-row>
          <table:table-cell office:value="5.0" office:value-type="float"/>
          <table:table-cell office:value="3.0" office:value-type="float"/>
          <table:table-cell office:value="4.0" office:value-type="float"/>
        </table:table-row>
        <table:table-row>
          <table:table-cell office:value="6.0" office:value-type="float"/>
          <table:table-cell office:value="3.0" office:value-type="float"/>
          <table:table-cell office:value="18.0" office:value-type="float"/>
        </table:table-row>
        <table:table-row>
          <table:table-cell office:value="7.0" office:value-type="float"/>
          <table:table-cell office:value="4.0" office:value-type="float"/>
          <table:table-cell office:value="5.0" office:value-type="float"/>
        </table:table-row>
        <table:table-row>
          <table:table-cell office:value="8.0" office:value-type="float"/>
          <table:table-cell office:value="4.0" office:value-type="float"/>
          <table:table-cell office:value="14.0" office:value-type="float"/>
        </table:table-row>
        <table:table-row>
          <table:table-cell office:value="9.0" office:value-type="float"/>
          <table:table-cell office:value="5.0" office:value-type="float"/>
          <table:table-cell office:value="6.0" office:value-type="float"/>
        </table:table-row>
        <table:table-row>
          <table:table-cell office:value="10.0" office:value-type="float"/>
          <table:table-cell office:value="5.0" office:value-type="float"/>
          <table:table-cell office:value="8.0" office:value-type="float"/>
        </table:table-row>
        <table:table-row>
          <table:table-cell office:value="11.0" office:value-type="float"/>
          <table:table-cell office:value="6.0" office:value-type="float"/>
          <table:table-cell office:value="7.0" office:value-type="float"/>
        </table:table-row>
        <table:table-row>
          <table:table-cell office:value="12.0" office:value-type="float"/>
          <table:table-cell office:value="6.0" office:value-type="float"/>
          <table:table-cell office:value="11.0" office:value-type="float"/>
        </table:table-row>
        <table:table-row>
          <table:table-cell office:value="13.0" office:value-type="float"/>
          <table:table-cell office:value="7.0" office:value-type="float"/>
          <table:table-cell office:value="8.0" office:value-type="float"/>
        </table:table-row>
        <table:table-row>
          <table:table-cell office:value="14.0" office:value-type="float"/>
          <table:table-cell office:value="8.0" office:value-type="float"/>
          <table:table-cell office:value="9.0" office:value-type="float"/>
        </table:table-row>
        <table:table-row>
          <table:table-cell office:value="15.0" office:value-type="float"/>
          <table:table-cell office:value="9.0" office:value-type="float"/>
          <table:table-cell office:value="39.0" office:value-type="float"/>
        </table:table-row>
        <table:table-row>
          <table:table-cell office:value="16.0" office:value-type="float"/>
          <table:table-cell office:value="10.0" office:value-type="float"/>
          <table:table-cell office:value="11.0" office:value-type="float"/>
        </table:table-row>
        <table:table-row>
          <table:table-cell office:value="17.0" office:value-type="float"/>
          <table:table-cell office:value="10.0" office:value-type="float"/>
          <table:table-cell office:value="13.0" office:value-type="float"/>
        </table:table-row>
        <table:table-row>
          <table:table-cell office:value="18.0" office:value-type="float"/>
          <table:table-cell office:value="13.0" office:value-type="float"/>
          <table:table-cell office:value="14.0" office:value-type="float"/>
        </table:table-row>
        <table:table-row>
          <table:table-cell office:value="19.0" office:value-type="float"/>
          <table:table-cell office:value="14.0" office:value-type="float"/>
          <table:table-cell office:value="15.0" office:value-type="float"/>
        </table:table-row>
        <table:table-row>
          <table:table-cell office:value="20.0" office:value-type="float"/>
          <table:table-cell office:value="15.0" office:value-type="float"/>
          <table:table-cell office:value="16.0" office:value-type="float"/>
        </table:table-row>
        <table:table-row>
          <table:table-cell office:value="21.0" office:value-type="float"/>
          <table:table-cell office:value="16.0" office:value-type="float"/>
          <table:table-cell office:value="17.0" office:value-type="float"/>
        </table:table-row>
        <table:table-row>
          <table:table-cell office:value="22.0" office:value-type="float"/>
          <table:table-cell office:value="16.0" office:value-type="float"/>
          <table:table-cell office:value="21.0" office:value-type="float"/>
        </table:table-row>
        <table:table-row>
          <table:table-cell office:value="23.0" office:value-type="float"/>
          <table:table-cell office:value="16.0" office:value-type="float"/>
          <table:table-cell office:value="24.0" office:value-type="float"/>
        </table:table-row>
        <table:table-row>
          <table:table-cell office:value="24.0" office:value-type="float"/>
          <table:table-cell office:value="17.0" office:value-type="float"/>
          <table:table-cell office:value="18.0" office:value-type="float"/>
        </table:table-row>
        <table:table-row>
          <table:table-cell office:value="25.0" office:value-type="float"/>
          <table:table-cell office:value="17.0" office:value-type="float"/>
          <table:table-cell office:value="27.0" office:value-type="float"/>
        </table:table-row>
        <table:table-row>
          <table:table-cell office:value="26.0" office:value-type="float"/>
          <table:table-cell office:value="21.0" office:value-type="float"/>
          <table:table-cell office:value="22.0" office:value-type="float"/>
        </table:table-row>
        <table:table-row>
          <table:table-cell office:value="27.0" office:value-type="float"/>
          <table:table-cell office:value="22.0" office:value-type="float"/>
          <table:table-cell office:value="23.0" office:value-type="float"/>
        </table:table-row>
        <table:table-row>
          <table:table-cell office:value="28.0" office:value-type="float"/>
          <table:table-cell office:value="23.0" office:value-type="float"/>
          <table:table-cell office:value="24.0" office:value-type="float"/>
        </table:table-row>
        <table:table-row>
          <table:table-cell office:value="29.0" office:value-type="float"/>
          <table:table-cell office:value="25.0" office:value-type="float"/>
          <table:table-cell office:value="26.0" office:value-type="float"/>
        </table:table-row>
        <table:table-row>
          <table:table-cell office:value="30.0" office:value-type="float"/>
          <table:table-cell office:value="26.0" office:value-type="float"/>
          <table:table-cell office:value="27.0" office:value-type="float"/>
        </table:table-row>
        <table:table-row>
          <table:table-cell office:value="31.0" office:value-type="float"/>
          <table:table-cell office:value="26.0" office:value-type="float"/>
          <table:table-cell office:value="28.0" office:value-type="float"/>
        </table:table-row>
        <table:table-row>
          <table:table-cell office:value="32.0" office:value-type="float"/>
          <table:table-cell office:value="26.0" office:value-type="float"/>
          <table:table-cell office:value="29.0" office:value-type="float"/>
        </table:table-row>
        <table:table-row>
          <table:table-cell office:value="33.0" office:value-type="float"/>
          <table:table-cell office:value="28.0" office:value-type="float"/>
          <table:table-cell office:value="29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0-13T11:44:14.438031</meta:creation-date>
    <dc:date>2022-10-13T11:44:14.537470</dc:date>
    <meta:generator>http://pypi.python.org/pypi/ezodf/0.1.0$Python3.8.3 (default, May 19 2020, 06:50:17) [MSC v.1916 64 bit (AMD64)]</meta:generator>
    <meta:document-statistic/>
    <meta:editing-cycles>1</meta:editing-cycles>
  </office:meta>
</office:document-meta>
</file>